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95000001DA7F0EDD24.png" manifest:media-type="image/png"/>
  <manifest:file-entry manifest:full-path="Pictures/10000000000000FA0000015E1464A54C.jpg" manifest:media-type="image/jpeg"/>
  <manifest:file-entry manifest:full-path="Pictures/10000000000000A00000007A4FDABB7C.jpg" manifest:media-type="image/jpeg"/>
  <manifest:file-entry manifest:full-path="Pictures/100000000000008F0000008E720C549F.jpg" manifest:media-type="image/jpeg"/>
  <manifest:file-entry manifest:full-path="Pictures/10000201000002BC0000005B0AF55835.png" manifest:media-type="image/png"/>
  <manifest:file-entry manifest:full-path="Pictures/1000000000000177000001C2AA61C93A.jpg" manifest:media-type="image/jpeg"/>
  <manifest:file-entry manifest:full-path="Pictures/10000200000000580000001FC088875E.png" manifest:media-type="image/png"/>
  <manifest:file-entry manifest:full-path="Pictures/100002000000000A0000000ADDA84F49.gif" manifest:media-type="image/gif"/>
  <manifest:file-entry manifest:full-path="Pictures/100002010000032000000198B127F89D.png" manifest:media-type="image/png"/>
  <manifest:file-entry manifest:full-path="Pictures/10000000000002B10000039066CF6820.jpg" manifest:media-type="image/jpeg"/>
  <manifest:file-entry manifest:full-path="Pictures/1000020100000061000000280E4CFF07.png" manifest:media-type="image/png"/>
  <manifest:file-entry manifest:full-path="Pictures/10000000000000C800000133C7BC44A9.jpg" manifest:media-type="image/jpeg"/>
  <manifest:file-entry manifest:full-path="Pictures/10000201000001CE0000008869BF975A.png" manifest:media-type="image/png"/>
  <manifest:file-entry manifest:full-path="Pictures/10000000000000DC000000CFC74CD8C0.jpg" manifest:media-type="image/jpeg"/>
  <manifest:file-entry manifest:full-path="Pictures/10000000000000900000004E4ACA9E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8">
      <style:graphic-properties draw:fill-color="#ffffff" draw:auto-grow-height="true" fo:min-height="11.427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outline1" style:list-style-name="L5">
      <style:graphic-properties fo:min-height="13.7cm"/>
    </style:style>
    <style:style style:name="pr9" style:family="presentation" style:parent-style-name="資訊未來大自由_5f_內頁-notes">
      <style:graphic-properties draw:fill-color="#ffffff" fo:min-height="11.427cm"/>
    </style:style>
    <style:style style:name="pr10" style:family="presentation" style:parent-style-name="資訊未來大自由_5f_內頁-outline1" style:list-style-name="L5">
      <style:graphic-properties fo:min-height="13.75cm"/>
    </style:style>
    <style:style style:name="pr11" style:family="presentation" style:parent-style-name="資訊未來大自由_5f_內頁-outline1" style:list-style-name="L5">
      <style:graphic-properties fo:min-height="13.7cm"/>
    </style:style>
    <style:style style:name="pr12" style:family="presentation" style:parent-style-name="資訊未來大自由_5f_內頁-outline1" style:list-style-name="L5">
      <style:graphic-properties fo:min-height="13.7cm"/>
    </style:style>
    <style:style style:name="pr13" style:family="presentation" style:parent-style-name="資訊未來大自由_5f_內頁-notes" style:list-style-name="L8">
      <style:graphic-properties draw:fill-color="#ffffff" draw:auto-grow-height="true" fo:min-height="11.427cm"/>
    </style:style>
    <style:style style:name="pr14" style:family="presentation" style:parent-style-name="資訊未來大自由_5f_內頁-outline1">
      <style:graphic-properties fo:min-height="13.6cm"/>
    </style:style>
    <style:style style:name="pr1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資訊未來大自由_5f_封底-notes" style:list-style-name="L6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  <style:text-properties style:font-name="全字庫正楷體1" style:font-name-asian="全字庫正楷體1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text-properties style:font-name="全字庫正楷體1" style:font-name-asian="全字庫正楷體1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0cm"/>
      <style:text-properties style:font-size-asian="12pt"/>
    </style:style>
    <style:style style:name="P10" style:family="paragraph">
      <style:paragraph-properties fo:margin-left="0.948cm" fo:margin-right="0cm" fo:margin-top="0.56cm" fo:margin-bottom="0cm" fo:line-height="93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font-name="全字庫正楷體1" style:font-name-asian="全字庫正楷體1"/>
    </style:style>
    <style:style style:name="P11" style:family="paragraph">
      <style:text-properties style:use-window-font-color="true" style:font-name="全字庫正楷體1" style:font-name-asian="全字庫正楷體1"/>
    </style:style>
    <style:style style:name="P12" style:family="paragraph">
      <style:text-properties style:font-size-asian="12pt"/>
    </style:style>
    <style:style style:name="P13" style:family="paragraph">
      <style:text-properties style:use-window-font-color="true"/>
    </style:style>
    <style:style style:name="P14" style:family="paragraph">
      <style:paragraph-properties fo:margin-top="0.2cm" fo:margin-bottom="0cm" fo:line-height="100%"/>
    </style:style>
    <style:style style:name="P15" style:family="paragraph">
      <style:paragraph-properties fo:margin-top="0.2cm" fo:margin-bottom="0cm" fo:line-height="100%"/>
      <style:text-properties style:use-window-font-color="true" style:font-name="Liberation Serif" style:font-name-asian="Liberation Serif"/>
    </style:style>
    <style:style style:name="P16" style:family="paragraph">
      <style:paragraph-properties fo:margin-top="0.2cm" fo:margin-bottom="0cm" fo:line-height="100%"/>
      <style:text-properties style:use-window-font-color="true"/>
    </style:style>
    <style:style style:name="P17" style:family="paragraph">
      <style:paragraph-properties fo:margin-left="0cm" fo:margin-right="0cm" fo:text-indent="0cm"/>
      <style:text-properties style:font-name="全字庫正楷體1" style:font-name-asian="全字庫正楷體1"/>
    </style:style>
    <style:style style:name="P18" style:family="paragraph"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19" style:family="paragraph">
      <style:paragraph-properties fo:margin-left="0cm" fo:margin-right="0cm" fo:margin-top="0.396cm" fo:margin-bottom="0cm" fo:line-height="100%" fo:text-align="start" fo:text-indent="0cm"/>
    </style:style>
    <style:style style:name="P20" style:family="paragraph"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style:use-window-font-color="true" style:font-name="全字庫正楷體1" fo:font-size="36pt" fo:font-weight="bold" style:font-name-asian="全字庫正楷體1" style:font-size-asian="36pt" style:font-weight-asian="bold" style:font-name-complex="方正明體" style:font-size-complex="36pt"/>
    </style:style>
    <style:style style:name="T7" style:family="text">
      <style:text-properties fo:color="#00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font-name="全字庫正宋體1" fo:font-size="24pt" fo:font-weight="normal" style:font-name-asian="全字庫正宋體1" style:font-size-asian="24pt" style:font-weight-asian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全字庫正宋體1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1" style:font-size-asian="26pt" style:language-asian="zh" style:country-asian="TW" style:font-style-asian="normal" style:font-weight-asian="bold" style:font-name-complex="AR PL Mingti2L Big5" style:font-size-complex="2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全字庫正宋體1" fo:font-size="24pt" fo:language="en" fo:country="US" fo:font-weight="normal" style:font-name-asian="全字庫正宋體1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3" style:family="text">
      <style:text-properties style:use-window-font-color="true" style:font-name="全字庫正楷體1" fo:font-size="72pt" fo:font-weight="normal" style:font-name-asian="全字庫正楷體1" style:font-size-asian="72pt" style:font-weight-asian="normal" style:font-size-complex="72pt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1" fo:font-size="7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72pt" style:language-asian="zh" style:country-asian="TW" style:font-style-asian="normal" style:font-weight-asian="normal" style:font-name-complex="AR PL Mingti2L Big5" style:font-size-complex="7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6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5cm" fo:height="0.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5cm" fo:height="0.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5cm" fo:height="0.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5cm" fo:height="0.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text:min-label-width="0.45cm" style:vertical-pos="middle" style:vertical-rel="line" fo:width="0.5cm" fo:height="0.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45cm" style:vertical-pos="middle" style:vertical-rel="line" fo:width="0.5cm" fo:height="0.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45cm" style:vertical-pos="middle" style:vertical-rel="line" fo:width="0.5cm" fo:height="0.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45cm" style:vertical-pos="middle" style:vertical-rel="line" fo:width="0.5cm" fo:height="0.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45cm" style:vertical-pos="middle" style:vertical-rel="line" fo:width="0.5cm" fo:height="0.5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29</text:span><text:span text:style-name="T2">日</text:span></text:p>
          </draw:text-box>
        </draw:frame>
        <draw:frame presentation:style-name="pr1" draw:text-style-name="P4" draw:layer="layout" svg:width="18.12cm" svg:height="3.707cm" svg:x="4.98cm" svg:y="4.588cm" presentation:class="title" presentation:user-transformed="true">
          <draw:text-box>
            <text:p text:style-name="P3"><text:span text:style-name="T3">漢字的不標準使用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3.8cm" svg:height="1.677cm" svg:x="1cm" svg:y="1.458cm" presentation:class="title" presentation:user-transformed="true">
          <draw:text-box>
            <text:p text:style-name="P7"><text:span text:style-name="T5">誰訂的標準</text:span></text:p>
          </draw:text-box>
        </draw:frame>
        <draw:frame draw:style-name="gr5" draw:text-style-name="P8" draw:layer="layout" svg:width="5.381cm" svg:height="5.166cm" svg:x="1.451cm" svg:y="4.875cm">
          <draw:image xlink:href="Pictures/10000000000000DC000000CFC74CD8C0.jpg" xlink:type="simple" xlink:show="embed" xlink:actuate="onLoad">
            <text:p/>
          </draw:image>
        </draw:frame>
        <draw:frame draw:style-name="gr5" draw:text-style-name="P8" draw:layer="layout" svg:width="4.936cm" svg:height="6.193cm" svg:x="19.074cm" svg:y="4.875cm">
          <draw:image xlink:href="Pictures/1000000000000177000001C2AA61C93A.jpg" xlink:type="simple" xlink:show="embed" xlink:actuate="onLoad">
            <text:p/>
          </draw:image>
        </draw:frame>
        <draw:frame draw:style-name="gr5" draw:text-style-name="P8" draw:layer="layout" svg:width="4.91cm" svg:height="7.812cm" svg:x="13.665cm" svg:y="4.875cm">
          <draw:image xlink:href="Pictures/10000000000000C800000133C7BC44A9.jpg" xlink:type="simple" xlink:show="embed" xlink:actuate="onLoad">
            <text:p/>
          </draw:image>
        </draw:frame>
        <draw:frame draw:style-name="gr5" draw:text-style-name="P8" draw:layer="layout" svg:width="5.044cm" svg:height="5.008cm" svg:x="17.42cm" svg:y="13.442cm">
          <draw:image xlink:href="Pictures/100000000000008F0000008E720C549F.jpg" xlink:type="simple" xlink:show="embed" xlink:actuate="onLoad">
            <text:p/>
          </draw:image>
        </draw:frame>
        <draw:frame draw:style-name="gr5" draw:text-style-name="P8" draw:layer="layout" svg:width="5.643cm" svg:height="4.303cm" svg:x="9.264cm" svg:y="13.813cm">
          <draw:image xlink:href="Pictures/10000000000000A00000007A4FDABB7C.jpg" xlink:type="simple" xlink:show="embed" xlink:actuate="onLoad">
            <text:p/>
          </draw:image>
        </draw:frame>
        <draw:frame draw:style-name="gr5" draw:text-style-name="P8" draw:layer="layout" svg:width="5.702cm" svg:height="7.772cm" svg:x="7.212cm" svg:y="4.875cm">
          <draw:image xlink:href="Pictures/10000000000000FA0000015E1464A54C.jpg" xlink:type="simple" xlink:show="embed" xlink:actuate="onLoad">
            <text:p/>
          </draw:image>
        </draw:frame>
        <draw:frame draw:style-name="gr3" draw:layer="layout" svg:width="5cm" svg:height="6.4cm" svg:x="1.6cm" svg:y="11.7cm">
          <draw:image xlink:href="Pictures/10000000000002B10000039066CF6820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 text:style-name="P7"><text:span text:style-name="T5">大綱</text:span></text:p>
          </draw:text-box>
        </draw:frame>
        <draw:frame presentation:style-name="pr6" draw:text-style-name="P11" draw:layer="layout" svg:width="23.5cm" svg:height="13.7cm" svg:x="1cm" svg:y="5.3cm" presentation:class="outline" presentation:user-transformed="true">
          <draw:text-box>
            <text:p text:style-name="P10"><text:span text:style-name="T6">１ 標點符號</text:span></text:p>
            <text:p text:style-name="P10"><text:span text:style-name="T6">２ 發音聲調</text:span></text:p>
            <text:p text:style-name="P10"><text:span text:style-name="T6">３ 成語</text:span></text:p>
            <text:p text:style-name="P10"><text:span text:style-name="T6">４ 別字</text:span></text:p>
            <text:p text:style-name="P10"><text:span text:style-name="T6">５ 錯字</text:span></text:p>
            <text:p text:style-name="P10"><text:span text:style-name="T6"/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 text:style-name="P7"><text:span text:style-name="T5">標點符號</text:span></text:p>
          </draw:text-box>
        </draw:frame>
        <draw:frame presentation:style-name="pr6" draw:text-style-name="P13" draw:layer="layout" svg:width="23.5cm" svg:height="13.7cm" svg:x="1cm" svg:y="5.3cm" presentation:class="outline" presentation:user-transformed="true">
          <draw:text-box>
            <text:list text:style-name="L4">
              <text:list-item>
                <text:p><text:span text:style-name="T7">本質上並不屬於漢字的一部分</text:span></text:p>
              </text:list-item>
              <text:list-item>
                <text:p><text:span text:style-name="T8">標示語氣的作用大於文法上的角色</text:span></text:p>
              </text:list-item>
              <text:list-item>
                <text:p><text:span text:style-name="T7">在電子文件中與漢字併用時使用全形</text:span></text:p>
              </text:list-item>
              <text:list-item>
                <text:p><text:span text:style-name="T7">以漢字〇而非符號○表示數字零</text:span></text:p>
              </text:list-item>
            </text:list>
            <text:list text:style-name="L3">
              <text:list-header>
                <text:p><text:span text:style-name="T9">例外：</text:span></text:p>
              </text:list-header>
            </text:list>
            <text:list text:style-name="L5">
              <text:list-item>
                <text:p><text:span text:style-name="T7">經文、獎狀、訃聞…等文件多不使用</text:span></text:p>
              </text:list-item>
              <text:list-item>
                <text:p><text:span text:style-name="T7">橫書與直書所用的符號有差異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 text:style-name="P7"><text:span text:style-name="T5">發音聲調</text:span></text:p>
          </draw:text-box>
        </draw:frame>
        <draw:frame presentation:style-name="pr6" draw:text-style-name="P13" draw:layer="layout" svg:width="23.5cm" svg:height="13.7cm" svg:x="1cm" svg:y="5.3cm" presentation:class="outline" presentation:user-transformed="true">
          <draw:text-box>
            <text:list text:style-name="L5">
              <text:list-item>
                <text:p><text:span text:style-name="T7">擔仔</text:span><text:span text:style-name="T7">(</text:span><text:span text:style-name="T7">ㄗ</text:span><text:span text:style-name="T7">ˇ)</text:span><text:span text:style-name="T7">麵、歌仔</text:span><text:span text:style-name="T7">(</text:span><text:span text:style-name="T7">ㄗ</text:span><text:span text:style-name="T7">ˇ)</text:span><text:span text:style-name="T7">戲</text:span></text:p>
              </text:list-item>
              <text:list-item>
                <text:p><text:span text:style-name="T7">學富五車</text:span><text:span text:style-name="T7">(</text:span><text:span text:style-name="T7">ㄔㄜ</text:span><text:span text:style-name="T7">)</text:span><text:span text:style-name="T7">、法</text:span><text:span text:style-name="T7">(</text:span><text:span text:style-name="T7">ㄈㄚ</text:span><text:span text:style-name="T7">ˇ)</text:span><text:span text:style-name="T7">國</text:span></text:p>
              </text:list-item>
              <text:list-item>
                <text:p><text:span text:style-name="T7">占卜</text:span><text:span text:style-name="T7">(</text:span><text:span text:style-name="T7">ㄅㄨ</text:span><text:span text:style-name="T7">ˇ)</text:span></text:p>
              </text:list-item>
            </text:list>
            <text:list text:style-name="L3">
              <text:list-header>
                <text:p><text:span text:style-name="T9">例外：</text:span></text:p>
              </text:list-header>
            </text:list>
            <text:list text:style-name="L5">
              <text:list-item>
                <text:p><text:span text:style-name="T7">外來詞語：公仔、牛仔、伽利略</text:span></text:p>
              </text:list-item>
              <text:list-item>
                <text:p><text:span text:style-name="T7">變讀：廣場、總統府</text:span></text:p>
              </text:list-item>
              <text:list-item>
                <text:p><text:span text:style-name="T7">連音：這樣、加油</text:span></text:p>
              </text:list-item>
              <text:list-item>
                <text:p><text:span text:style-name="T7">吸入音：嘖、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 text:style-name="P7"><text:span text:style-name="T5">成語</text:span></text:p>
          </draw:text-box>
        </draw:frame>
        <draw:frame presentation:style-name="pr6" draw:text-style-name="P13" draw:layer="layout" svg:width="11.4cm" svg:height="13.7cm" svg:x="1cm" svg:y="5.3cm" presentation:class="outline" presentation:user-transformed="true">
          <draw:text-box>
            <text:list text:style-name="L5">
              <text:list-item>
                <text:p text:style-name="P14"><text:span text:style-name="T10">約定俗成</text:span><text:span text:style-name="T10">(</text:span><text:span text:style-name="T11">約定成俗</text:span><text:span text:style-name="T10">)</text:span></text:p>
              </text:list-item>
              <text:list-item>
                <text:p text:style-name="P14"><text:span text:style-name="T10">心無旁騖</text:span><text:span text:style-name="T10">(</text:span><text:span text:style-name="T11">心無旁鶩</text:span><text:span text:style-name="T10">)</text:span></text:p>
              </text:list-item>
              <text:list-item>
                <text:p text:style-name="P14"><text:span text:style-name="T10">趨之若鶩</text:span><text:span text:style-name="T10">(</text:span><text:span text:style-name="T11">趨之若騖</text:span><text:span text:style-name="T10">)</text:span></text:p>
              </text:list-item>
              <text:list-item>
                <text:p text:style-name="P14"><text:span text:style-name="T10">一籌莫展</text:span><text:span text:style-name="T10">(</text:span><text:span text:style-name="T11">一愁莫展</text:span><text:span text:style-name="T10">)</text:span></text:p>
              </text:list-item>
              <text:list-item>
                <text:p text:style-name="P14"><text:span text:style-name="T10">自力更生</text:span><text:span text:style-name="T10">(</text:span><text:span text:style-name="T11">自立更生</text:span><text:span text:style-name="T10">)</text:span></text:p>
              </text:list-item>
              <text:list-item>
                <text:p text:style-name="P14"><text:span text:style-name="T10">名副其實</text:span><text:span text:style-name="T10">(</text:span><text:span text:style-name="T11">名符其實</text:span><text:span text:style-name="T10">)</text:span></text:p>
              </text:list-item>
              <text:list-item>
                <text:p text:style-name="P14"><text:span text:style-name="T10">防患未然</text:span><text:span text:style-name="T10">(</text:span><text:span text:style-name="T11">防範未然</text:span><text:span text:style-name="T10">)</text:span></text:p>
              </text:list-item>
              <text:list-item>
                <text:p text:style-name="P14"><text:span text:style-name="T10">克敵制勝</text:span><text:span text:style-name="T10">(</text:span><text:span text:style-name="T11">克敵致勝</text:span><text:span text:style-name="T10">)</text:span></text:p>
              </text:list-item>
            </text:list>
            <text:list text:style-name="L3">
              <text:list-header>
                <text:p><text:span text:style-name="T9">例外：</text:span></text:p>
              </text:list-header>
            </text:list>
            <text:list text:style-name="L5">
              <text:list-item>
                <text:p><text:span text:style-name="T7">一刀畢命</text:span><text:span text:style-name="T7">(</text:span><text:span text:style-name="T7">一刀斃命</text:span><text:span text:style-name="T7">)</text:span></text:p>
              </text:list-item>
            </text:list>
          </draw:text-box>
        </draw:frame>
        <draw:frame presentation:style-name="pr8" draw:text-style-name="P15" draw:layer="layout" svg:width="11.5cm" svg:height="13.7cm" svg:x="12.6cm" svg:y="5.289cm" presentation:class="outline" presentation:user-transformed="true">
          <draw:text-box>
            <text:list text:style-name="L5">
              <text:list-item>
                <text:p text:style-name="P14"><text:span text:style-name="T12">莫名其妙</text:span><text:span text:style-name="T12">(</text:span><text:span text:style-name="T12">莫明其妙</text:span><text:span text:style-name="T12">)</text:span></text:p>
              </text:list-item>
              <text:list-item>
                <text:p text:style-name="P14"><text:span text:style-name="T12">老羞成怒</text:span><text:span text:style-name="T12">(</text:span><text:span text:style-name="T12">惱羞成怒</text:span><text:span text:style-name="T12">)</text:span></text:p>
              </text:list-item>
              <text:list-item>
                <text:p text:style-name="P14"><text:span text:style-name="T12">無遠弗屆</text:span><text:span text:style-name="T12">(</text:span><text:span text:style-name="T12">無遠弗界</text:span><text:span text:style-name="T12">)</text:span></text:p>
              </text:list-item>
              <text:list-item>
                <text:p text:style-name="P14"><text:span text:style-name="T12">徇私枉法</text:span><text:span text:style-name="T12">(</text:span><text:span text:style-name="T12">循私枉法</text:span><text:span text:style-name="T12">)</text:span></text:p>
              </text:list-item>
              <text:list-item>
                <text:p text:style-name="P14"><text:span text:style-name="T12">置人於死</text:span><text:span text:style-name="T12">(</text:span><text:span text:style-name="T12">致人於死</text:span><text:span text:style-name="T12">)</text:span></text:p>
              </text:list-item>
              <text:list-item>
                <text:p text:style-name="P14"><text:span text:style-name="T12">既往不咎</text:span><text:span text:style-name="T12">(</text:span><text:span text:style-name="T12">既往不究</text:span><text:span text:style-name="T12">)</text:span></text:p>
              </text:list-item>
              <text:list-item>
                <text:p text:style-name="P14"><text:span text:style-name="T12">相形見絀</text:span><text:span text:style-name="T12">(</text:span><text:span text:style-name="T12">相形見拙</text:span><text:span text:style-name="T12">)</text:span></text:p>
              </text:list-item>
              <text:list-item>
                <text:p text:style-name="P14"><text:span text:style-name="T12">年高德劭</text:span><text:span text:style-name="T12">(</text:span><text:span text:style-name="T12">年高德邵</text:span><text:span text:style-name="T12">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 text:style-name="P7"><text:span text:style-name="T5">別字</text:span></text:p>
          </draw:text-box>
        </draw:frame>
        <draw:frame presentation:style-name="pr10" draw:text-style-name="P16" draw:layer="layout" svg:width="23.6cm" svg:height="13.75cm" svg:x="1cm" svg:y="5.3cm" presentation:class="outline" presentation:user-transformed="true">
          <draw:text-box>
            <text:list text:style-name="L5">
              <text:list-item>
                <text:p text:style-name="P14"><text:span text:style-name="T10">裡面</text:span><text:span text:style-name="T10">(</text:span><text:span text:style-name="T11">裏</text:span><text:span text:style-name="T10">面</text:span><text:span text:style-name="T10">)</text:span></text:p>
              </text:list-item>
              <text:list-item>
                <text:p text:style-name="P14"><text:span text:style-name="T10">說明</text:span><text:span text:style-name="T10">(</text:span><text:span text:style-name="T11">説</text:span><text:span text:style-name="T10">明</text:span><text:span text:style-name="T10">)</text:span></text:p>
              </text:list-item>
              <text:list-item>
                <text:p text:style-name="P14"><text:span text:style-name="T10">祕密</text:span><text:span text:style-name="T10">(</text:span><text:span text:style-name="T11">秘</text:span><text:span text:style-name="T10">密</text:span><text:span text:style-name="T10">)</text:span></text:p>
              </text:list-item>
              <text:list-item>
                <text:p text:style-name="P14"><text:span text:style-name="T10">掃描</text:span><text:span text:style-name="T10">(</text:span><text:span text:style-name="T10">掃</text:span><text:span text:style-name="T11">瞄</text:span><text:span text:style-name="T10">)</text:span></text:p>
              </text:list-item>
              <text:list-item>
                <text:p text:style-name="P14"><text:span text:style-name="T10">復習</text:span><text:span text:style-name="T10">(</text:span><text:span text:style-name="T11">複</text:span><text:span text:style-name="T10">習</text:span><text:span text:style-name="T10">)</text:span></text:p>
              </text:list-item>
              <text:list-item>
                <text:p text:style-name="P14"><text:span text:style-name="T10">妨礙</text:span><text:span text:style-name="T10">(</text:span><text:span text:style-name="T11">防碍</text:span><text:span text:style-name="T10">)</text:span></text:p>
              </text:list-item>
              <text:list-item>
                <text:p text:style-name="P14"><text:span text:style-name="T10">平臺</text:span><text:span text:style-name="T10">(</text:span><text:span text:style-name="T10">平</text:span><text:span text:style-name="T11">台</text:span><text:span text:style-name="T10">)</text:span></text:p>
              </text:list-item>
              <text:list-item>
                <text:p text:style-name="P14"><text:span text:style-name="T10">臺北</text:span><text:span text:style-name="T10">(</text:span><text:span text:style-name="T11">台</text:span><text:span text:style-name="T10">北</text:span><text:span text:style-name="T10">)</text:span></text:p>
              </text:list-item>
            </text:list>
            <text:list text:style-name="L3">
              <text:list-header>
                <text:p><text:span text:style-name="T9">例外：</text:span></text:p>
              </text:list-header>
            </text:list>
            <text:list text:style-name="L5">
              <text:list-item>
                <text:p text:style-name="P14"><text:span text:style-name="T7">(</text:span><text:span text:style-name="T7">記</text:span><text:span text:style-name="T7">|</text:span><text:span text:style-name="T7">紀</text:span><text:span text:style-name="T7">)</text:span><text:span text:style-name="T7">錄、必</text:span><text:span text:style-name="T7">(</text:span><text:span text:style-name="T7">須</text:span><text:span text:style-name="T7">|</text:span><text:span text:style-name="T7">需</text:span><text:span text:style-name="T7">)</text:span><text:span text:style-name="T7">、</text:span><text:span text:style-name="T7">(</text:span><text:span text:style-name="T7">作</text:span><text:span text:style-name="T7">|</text:span><text:span text:style-name="T7">做</text:span><text:span text:style-name="T7">)</text:span><text:span text:style-name="T7">為</text:span></text:p>
              </text:list-item>
              <text:list-item>
                <text:p text:style-name="P14"><text:span text:style-name="T7">董念台、台北捷運公司</text:span></text:p>
              </text:list-item>
            </text:list>
          </draw:text-box>
        </draw:frame>
        <draw:frame presentation:style-name="pr11" draw:text-style-name="P15" draw:layer="layout" svg:width="7.5cm" svg:height="13.7cm" svg:x="16.6cm" svg:y="5.289cm" presentation:class="outline" presentation:user-transformed="true">
          <draw:text-box>
            <text:list text:style-name="L5">
              <text:list-item>
                <text:p text:style-name="P14"><text:span text:style-name="T12">計畫</text:span><text:span text:style-name="T12">(</text:span><text:span text:style-name="T12">計劃</text:span><text:span text:style-name="T12">)</text:span></text:p>
              </text:list-item>
              <text:list-item>
                <text:p text:style-name="P14"><text:span text:style-name="T12">規劃</text:span><text:span text:style-name="T12">(</text:span><text:span text:style-name="T12">規畫</text:span><text:span text:style-name="T12">)</text:span></text:p>
              </text:list-item>
              <text:list-item>
                <text:p text:style-name="P14"><text:span text:style-name="T12">倒楣</text:span><text:span text:style-name="T12">(</text:span><text:span text:style-name="T12">倒霉</text:span><text:span text:style-name="T12">)</text:span></text:p>
              </text:list-item>
              <text:list-item>
                <text:p text:style-name="P14"><text:span text:style-name="T12">貿然</text:span><text:span text:style-name="T12">(</text:span><text:span text:style-name="T12">冒然</text:span><text:span text:style-name="T12">)</text:span></text:p>
              </text:list-item>
              <text:list-item>
                <text:p text:style-name="P14"><text:span text:style-name="T12">突顯</text:span><text:span text:style-name="T12">(</text:span><text:span text:style-name="T12">凸顯</text:span><text:span text:style-name="T12">)</text:span></text:p>
              </text:list-item>
              <text:list-item>
                <text:p text:style-name="P14"><text:span text:style-name="T12">夥伴</text:span><text:span text:style-name="T12">(</text:span><text:span text:style-name="T12">伙伴</text:span><text:span text:style-name="T12">)</text:span></text:p>
              </text:list-item>
              <text:list-item>
                <text:p text:style-name="P14"><text:span text:style-name="T12">交代</text:span><text:span text:style-name="T12">(</text:span><text:span text:style-name="T12">交待</text:span><text:span text:style-name="T12">)</text:span></text:p>
              </text:list-item>
              <text:list-item>
                <text:p text:style-name="P14"><text:span text:style-name="T12">吔！</text:span><text:span text:style-name="T12">(</text:span><text:span text:style-name="T12">耶！</text:span><text:span text:style-name="T12">)</text:span></text:p>
              </text:list-item>
              <text:list-item>
                <text:p text:style-name="P14"><text:span text:style-name="T12">嘍！</text:span><text:span text:style-name="T12">(</text:span><text:span text:style-name="T12">囉！</text:span><text:span text:style-name="T12">)</text:span></text:p>
              </text:list-item>
            </text:list>
          </draw:text-box>
        </draw:frame>
        <draw:frame presentation:style-name="pr12" draw:text-style-name="P15" draw:layer="layout" svg:width="7.5cm" svg:height="13.7cm" svg:x="8.7cm" svg:y="5.289cm" presentation:class="outline" presentation:user-transformed="true">
          <draw:text-box>
            <text:list text:style-name="L5">
              <text:list-item>
                <text:p text:style-name="P14"><text:span text:style-name="T12">身分</text:span><text:span text:style-name="T12">(</text:span><text:span text:style-name="T12">身份</text:span><text:span text:style-name="T12">)</text:span></text:p>
              </text:list-item>
              <text:list-item>
                <text:p text:style-name="P14"><text:span text:style-name="T12">部分</text:span><text:span text:style-name="T12">(</text:span><text:span text:style-name="T12">部份</text:span><text:span text:style-name="T12">)</text:span></text:p>
              </text:list-item>
              <text:list-item>
                <text:p text:style-name="P14"><text:span text:style-name="T12">成分</text:span><text:span text:style-name="T12">(</text:span><text:span text:style-name="T12">成份</text:span><text:span text:style-name="T12">)</text:span></text:p>
              </text:list-item>
              <text:list-item>
                <text:p text:style-name="P14"><text:span text:style-name="T12">年分</text:span><text:span text:style-name="T12">(</text:span><text:span text:style-name="T12">年份</text:span><text:span text:style-name="T12">)</text:span></text:p>
              </text:list-item>
              <text:list-item>
                <text:p text:style-name="P14"><text:span text:style-name="T12">過分</text:span><text:span text:style-name="T12">(</text:span><text:span text:style-name="T12">過份</text:span><text:span text:style-name="T12">)</text:span></text:p>
              </text:list-item>
              <text:list-item>
                <text:p text:style-name="P14"><text:span text:style-name="T12">公布</text:span><text:span text:style-name="T12">(</text:span><text:span text:style-name="T12">公佈</text:span><text:span text:style-name="T12">)</text:span></text:p>
              </text:list-item>
              <text:list-item>
                <text:p text:style-name="P14"><text:span text:style-name="T12">布景</text:span><text:span text:style-name="T12">(</text:span><text:span text:style-name="T12">佈景</text:span><text:span text:style-name="T12">)</text:span></text:p>
              </text:list-item>
              <text:list-item>
                <text:p text:style-name="P14"><text:span text:style-name="T12">布告</text:span><text:span text:style-name="T12">(</text:span><text:span text:style-name="T12">佈告</text:span><text:span text:style-name="T12">)</text:span></text:p>
              </text:list-item>
              <text:list-item>
                <text:p text:style-name="P14"><text:span text:style-name="T12">部署</text:span><text:span text:style-name="T12">(</text:span><text:span text:style-name="T12">佈署</text:span><text:span text:style-name="T12">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7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3.8cm" svg:height="1.677cm" svg:x="1cm" svg:y="1.458cm" presentation:class="title" presentation:user-transformed="true">
          <draw:text-box>
            <text:p text:style-name="P7"><text:span text:style-name="T5">錯字</text:span></text:p>
          </draw:text-box>
        </draw:frame>
        <draw:frame draw:style-name="gr5" draw:text-style-name="P8" draw:layer="layout" svg:width="22.69cm" svg:height="11.73cm" svg:x="1.28cm" svg:y="5.55cm">
          <draw:image xlink:href="Pictures/1000020100000395000001DA7F0EDD24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3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3.8cm" svg:height="1.677cm" svg:x="1cm" svg:y="1.458cm" presentation:class="title" presentation:user-transformed="true">
          <draw:text-box>
            <text:p text:style-name="P7"><text:span text:style-name="T5">錯字</text:span><text:span text:style-name="T5">(</text:span><text:span text:style-name="T5">例外</text:span><text:span text:style-name="T5">)</text:span></text:p>
          </draw:text-box>
        </draw:frame>
        <draw:frame presentation:style-name="pr14" draw:text-style-name="P13" draw:layer="layout" svg:width="23.5cm" svg:height="13.6cm" svg:x="1cm" svg:y="5.4cm" presentation:class="outline" presentation:user-transformed="true">
          <draw:text-box>
            <text:list text:style-name="L3">
              <text:list-item>
                <text:p><text:span text:style-name="T7">避諱字</text:span></text:p>
              </text:list-item>
            </text:list>
            <text:p><text:span text:style-name="T13">玄燁胤弘曆琰旻寧</text:span></text:p>
            <text:p><text:span text:style-name="T13">𤣥𤍞𦙍𢎞暦𤥎𣅐寕</text:span></text:p>
            <text:list text:continue-numbering="true" text:style-name="L3">
              <text:list-item>
                <text:p><text:span text:style-name="T7">考題</text:span></text:p>
              </text:list-item>
            </text:list>
            <text:p><text:span text:style-name="T14"/></text:p>
          </draw:text-box>
        </draw:frame>
        <draw:frame draw:style-name="gr5" draw:text-style-name="P8" draw:layer="layout" svg:width="17.415cm" svg:height="2.196cm" svg:x="2.107cm" svg:y="14.244cm">
          <draw:image xlink:href="Pictures/10000201000002BC0000005B0AF55835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5" draw:text-style-name="P18" draw:layer="layout" svg:width="7.708cm" svg:height="7.779cm" svg:x="5.292cm" svg:y="2.288cm" presentation:class="title" presentation:user-transformed="true">
          <draw:text-box>
            <text:p text:style-name="P17"><text:span text:style-name="T15">謝謝各位</text:span><text:span text:style-name="T15"><text:line-break/></text:span><text:span text:style-name="T15"><text:line-break/></text:span><text:span text:style-name="T15">敬請指教</text:span></text:p>
          </draw:text-box>
        </draw:frame>
        <draw:custom-shape draw:style-name="gr2" draw:text-style-name="P20" draw:layer="layout" svg:width="11.4cm" svg:height="1.927cm" svg:x="14cm" svg:y="17.1cm">
          <text:p text:style-name="P19"><text:span text:style-name="T16">圖片來源：維基百科</text:span></text:p>
          <text:p text:style-name="P19"><text:span text:style-name="T16">簡報模板：資訊未來大自由</text:span><text:span text:style-name="T16">(</text:span><text:span text:style-name="T16">孫賜萍</text:span><text:span text:style-name="T16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16" draw:text-style-name="P2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0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0" draw:layer="backgroundobjects" svg:width="5cm" svg:height="3.05cm" svg:x="20.5cm" svg:y="16cm">
        <text:p/>
      </draw:rect>
      <draw:frame draw:style-name="Mgr6" draw:text-style-name="MP10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0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1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0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51cm" svg:height="1.267cm" svg:x="-0.001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6" draw:text-style-name="MP13" draw:layer="backgroundobjects" svg:width="8.25cm" svg:height="1.267cm" svg:x="10.791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2" draw:layer="backgroundobjects" svg:width="8.251cm" svg:height="1.266cm" svg:x="-0.001cm" svg:y="24.124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3" draw:layer="backgroundobjects" svg:width="8.25cm" svg:height="1.266cm" svg:x="10.791cm" svg:y="24.124cm" presentation:class="page-number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16" draw:layer="backgroundobjects" svg:width="22.859cm" svg:height="12.572cm" svg:x="1.27cm" svg:y="4.457cm" presentation:class="outline">
        <draw:text-box>
          <text:list text:style-name="ML7">
            <text:list-item>
              <text:p text:style-name="MP14">請按鼠標，編輯大綱文字格式。</text:p>
              <text:list>
                <text:list-item>
                  <text:p text:style-name="MP15"><text:span text:style-name="MT7">第二個大綱級</text:span></text:p>
                  <text:list>
                    <text:list-item>
                      <text:p text:style-name="MP15"><text:span text:style-name="MT7">第三個大綱級</text:span></text:p>
                      <text:list>
                        <text:list-item>
                          <text:p text:style-name="MP15"><text:span text:style-name="MT7">第四個大綱級</text:span></text:p>
                          <text:list>
                            <text:list-item>
                              <text:p text:style-name="MP15"><text:span text:style-name="MT7">第五個大綱級</text:span></text:p>
                              <text:list>
                                <text:list-item>
                                  <text:p text:style-name="MP15"><text:span text:style-name="MT7">第六個大綱級</text:span></text:p>
                                  <text:list>
                                    <text:list-item>
                                      <text:p text:style-name="MP15"><text:span text:style-name="MT7">第七個大綱級</text:span></text:p>
                                      <text:list>
                                        <text:list-item>
                                          <text:p text:style-name="MP15"><text:span text:style-name="MT7">第八個大綱級</text:span></text:p>
                                          <text:list>
                                            <text:list-item>
                                              <text:p text:style-name="MP15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1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0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0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0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2">
        <draw:rect draw:style-name="Mgr8" draw:text-style-name="MP10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2" draw:layer="backgroundobjects" svg:width="8.251cm" svg:height="1.267cm" svg:x="-0.001cm" svg:y="0cm" presentation:class="header" presentation:user-transformed="true">
          <draw:text-box>
            <text:p text:style-name="MP12"><text:span text:style-name="MT6"><presentation:header/></text:span></text:p>
          </draw:text-box>
        </draw:frame>
        <draw:frame presentation:style-name="Mpr20" draw:text-style-name="MP13" draw:layer="backgroundobjects" svg:width="8.25cm" svg:height="1.267cm" svg:x="10.791cm" svg:y="0cm" presentation:class="date-time" presentation:user-transformed="true">
          <draw:text-box>
            <text:p text:style-name="MP13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2" draw:layer="backgroundobjects" svg:width="8.251cm" svg:height="1.266cm" svg:x="-0.001cm" svg:y="24.124cm" presentation:class="footer" presentation:user-transformed="true">
          <draw:text-box>
            <text:p text:style-name="MP12"><text:span text:style-name="MT6"><presentation:footer/></text:span></text:p>
          </draw:text-box>
        </draw:frame>
        <draw:frame presentation:style-name="Mpr22" draw:text-style-name="MP13" draw:layer="backgroundobjects" svg:width="8.25cm" svg:height="1.266cm" svg:x="10.791cm" svg:y="24.124cm" presentation:class="page-number" presentation:user-transformed="true">
          <draw:text-box>
            <text:p text:style-name="MP13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meta:creation-date>2014-02-17T14:06:43.699510764</meta:creation-date>
    <dc:language>en-US</dc:language>
    <meta:editing-cycles>117</meta:editing-cycles>
    <meta:editing-duration>PT16H33M47S</meta:editing-duration>
    <meta:initial-creator>root </meta:initial-creator>
    <dc:date>2016-10-19T10:49:39.166494927</dc:date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